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image/png" manifest:full-path="Object 3/Pictures/100002010000035C000001E3673F23F4.png"/>
  <manifest:file-entry manifest:media-type="text/xml" manifest:full-path="Object 3/settings.xml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3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4.745cm"/>
    </style:style>
    <style:style style:name="co7" style:family="table-column">
      <style:table-column-properties fo:break-before="auto" style:column-width="3.1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27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1.00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  <style:style style:name="ce4" style:family="table-cell" style:parent-style-name="Default">
      <style:table-cell-properties fo:border-bottom="0.018cm solid #000000" fo:border-left="0.088cm solid #000000" fo:border-right="0.035cm solid #000000" fo:border-top="0.088cm solid #000000"/>
    </style:style>
    <style:style style:name="ce5" style:family="table-cell" style:parent-style-name="Default">
      <style:table-cell-properties fo:border-bottom="0.018cm solid #000000" fo:wrap-option="wrap" fo:border-left="0.088cm solid #000000" fo:border-right="0.018cm solid #000000" fo:border-top="0.018cm solid #000000"/>
    </style:style>
    <style:style style:name="ce6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7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18cm solid #000000" fo:border-left="0.018cm solid #000000" fo:border-right="0.035cm solid #000000" fo:border-top="none"/>
    </style:style>
    <style:style style:name="ce10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3" style:family="table-cell" style:parent-style-name="Default" style:data-style-name="N2">
      <style:table-cell-properties fo:border-bottom="0.08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map style:condition="cell-content()&gt;30" style:apply-style-name="Безымянный2" style:base-cell-address="'Падение тела'.B15"/>
      <style:map style:condition="cell-content()&lt;30" style:apply-style-name="Безымянный3" style:base-cell-address="'Падение тела'.B15"/>
    </style:style>
    <style:style style:name="ce14" style:family="table-cell" style:parent-style-name="Default">
      <style:table-cell-properties style:text-align-source="fix" style:repeat-content="false" fo:border="0.039cm double #000000" style:border-line-width="0.002cm 0.035cm 0.002cm" style:shadow="#808080 0.176cm 0.176cm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39cm double #000000" style:border-line-width-bottom="0.002cm 0.035cm 0.002cm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0.088cm solid #000000" fo:border-right="0.039cm double #000000" style:border-line-width-right="0.002cm 0.035cm 0.002cm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none" fo:border-left="0.088cm solid #000000" fo:border-right="none" fo:border-top="none"/>
    </style:style>
    <style:style style:name="ce20" style:family="table-cell" style:parent-style-name="Default">
      <style:table-cell-properties fo:border-bottom="none" fo:border-left="0.088cm solid #000000" fo:border-right="none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order-bottom="0.018cm solid #000000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order-bottom="0.018cm solid #000000" fo:border-left="0.088cm solid #000000" fo:border-right="0.039cm double #000000" style:border-line-width-right="0.002cm 0.035cm 0.002cm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-bottom="0.088cm solid #000000" fo:border-left="0.088cm solid #000000" fo:border-right="0.039cm double #000000" style:border-line-width-right="0.002cm 0.035cm 0.002cm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0.039cm double #000000" style:border-line-width-bottom="0.002cm 0.035cm 0.002cm" fo:border-left="none" fo:border-right="none" fo:border-top="0.088cm solid #000000"/>
    </style:style>
    <style:style style:name="ce26" style:family="table-cell" style:parent-style-name="Default">
      <style:table-cell-properties fo:border-bottom="none" fo:border-left="none" fo:border-right="0.039cm double #000000" style:border-line-width-right="0.002cm 0.035cm 0.002cm" fo:border-top="none"/>
    </style:style>
    <style:style style:name="ce27" style:family="table-cell" style:parent-style-name="Default">
      <style:table-cell-properties fo:border-bottom="none" fo:border-left="none" fo:border-right="0.039cm double #000000" style:border-line-width-right="0.002cm 0.035cm 0.002cm" fo:border-top="0.018cm solid #000000"/>
    </style:style>
    <style:style style:name="ce28" style:family="table-cell" style:parent-style-name="Default">
      <style:table-cell-properties fo:border-bottom="0.018cm solid #000000" fo:border-left="none" fo:border-right="0.039cm double #000000" style:border-line-width-right="0.002cm 0.035cm 0.002cm" fo:border-top="none"/>
    </style:style>
    <style:style style:name="ce29" style:family="table-cell" style:parent-style-name="Default">
      <style:table-cell-properties fo:border-bottom="none" fo:wrap-option="wrap" fo:border-left="none" fo:border-right="0.039cm double #000000" style:border-line-width-right="0.002cm 0.035cm 0.002cm" fo:border-top="none"/>
    </style:style>
    <style:style style:name="ce30" style:family="table-cell" style:parent-style-name="Default">
      <style:table-cell-properties fo:border-bottom="0.088cm solid #000000" fo:border-left="none" fo:border-right="0.039cm double #000000" style:border-line-width-right="0.002cm 0.035cm 0.002cm" fo:border-top="none"/>
    </style:style>
    <style:style style:name="ce31" style:family="table-cell" style:parent-style-name="Default">
      <style:table-cell-properties fo:border-bottom="none" style:text-align-source="fix" style:repeat-content="false" fo:border-left="0.088cm solid #000000" fo:border-right="0.018cm solid #000000" fo:border-top="0.088cm solid #000000"/>
      <style:paragraph-properties fo:text-align="end" fo:margin-left="0cm"/>
    </style:style>
    <style:style style:name="ce3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none"/>
      <style:paragraph-properties fo:text-align="end" fo:margin-left="0cm"/>
    </style:style>
    <style:style style:name="ce33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"/>
    <style:style style:name="ce35" style:family="table-cell" style:parent-style-name="Default">
      <style:table-cell-properties fo:border-bottom="none" fo:background-color="#dddddd" fo:border-left="none" fo:border-right="none" fo:border-top="0.018cm solid #000000"/>
    </style:style>
    <style:style style:name="ce36" style:family="table-cell" style:parent-style-name="Default" style:data-style-name="N1">
      <style:table-cell-properties fo:border-bottom="0.018cm solid #000000" fo:border-left="none" fo:border-right="none" fo:border-top="none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 style:data-style-name="N114"/>
    <style:style style:name="ce39" style:family="table-cell" style:parent-style-name="Default" style:data-style-name="N10">
      <style:table-cell-properties fo:border-bottom="0.088cm solid #000000" fo:border-left="none" fo:border-right="none" fo:border-top="none"/>
    </style:style>
    <style:style style:name="ce40" style:family="table-cell" style:parent-style-name="Default" style:data-style-name="N115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end" fo:margin-left="0cm"/>
    </style:style>
    <style:style style:name="ce41" style:family="table-cell" style:parent-style-name="Default" style:data-style-name="N115">
      <style:table-cell-properties fo:border-bottom="0.088cm solid #000000" fo:background-color="#dddddd" style:text-align-source="fix" style:repeat-content="false" fo:border-left="none" fo:border-right="0.088cm solid #000000" fo:border-top="none"/>
      <style:paragraph-properties fo:text-align="end" fo:margin-left="0cm"/>
    </style:style>
    <style:style style:name="ce42" style:family="table-cell" style:parent-style-name="Default" style:data-style-name="N1">
      <style:table-cell-properties fo:border-bottom="none" fo:background-color="#dddddd" fo:border-left="none" fo:border-right="none" fo:border-top="0.018cm solid #000000"/>
    </style:style>
    <style:style style:name="ce43" style:family="table-cell" style:parent-style-name="Default" style:data-style-name="N1">
      <style:table-cell-properties fo:border-bottom="none" fo:border-left="none" fo:border-right="0.039cm double #000000" style:border-line-width-right="0.002cm 0.035cm 0.002cm" fo:border-top="none"/>
    </style:style>
    <style:style style:name="ce44" style:family="table-cell" style:parent-style-name="Default" style:data-style-name="N1">
      <style:table-cell-properties fo:border-bottom="none" fo:background-color="#dddddd" fo:border-left="none" fo:border-right="0.039cm double #000000" style:border-line-width-right="0.002cm 0.035cm 0.002cm" fo:border-top="0.018cm solid #000000"/>
    </style:style>
    <style:style style:name="ce45" style:family="table-cell" style:parent-style-name="Default" style:data-style-name="N1">
      <style:table-cell-properties fo:border-bottom="0.018cm solid #000000" fo:border-left="none" fo:border-right="0.039cm double #000000" style:border-line-width-right="0.002cm 0.035cm 0.002cm" fo:border-top="none"/>
    </style:style>
    <style:style style:name="ce46" style:family="table-cell" style:parent-style-name="Default">
      <style:table-cell-properties fo:border-bottom="none" fo:background-color="#dddddd" fo:border-left="none" fo:border-right="0.039cm double #000000" style:border-line-width-right="0.002cm 0.035cm 0.002cm" fo:border-top="none"/>
    </style:style>
    <style:style style:name="ce47" style:family="table-cell" style:parent-style-name="Default" style:data-style-name="N114">
      <style:table-cell-properties fo:border-bottom="none" fo:border-left="none" fo:border-right="0.039cm double #000000" style:border-line-width-right="0.002cm 0.035cm 0.002cm" fo:border-top="none"/>
    </style:style>
    <style:style style:name="ce48" style:family="table-cell" style:parent-style-name="Default" style:data-style-name="N10">
      <style:table-cell-properties fo:border-bottom="0.088cm solid #000000" fo:border-left="none" fo:border-right="0.039cm double #000000" style:border-line-width-right="0.002cm 0.035cm 0.002cm" fo:border-top="none"/>
    </style:style>
    <style:style style:name="ce49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1">
      <style:table-cell-properties fo:border-bottom="none" fo:background-color="#ffffff" fo:border-left="none" fo:border-right="0.088cm solid #000000" fo:border-top="none"/>
    </style:style>
    <style:style style:name="ce51" style:family="table-cell" style:parent-style-name="Default">
      <style:table-cell-properties fo:border-bottom="none" fo:border-left="none" fo:border-right="0.088cm solid #000000" fo:border-top="none"/>
    </style:style>
    <style:style style:name="ce52" style:family="table-cell" style:parent-style-name="Default" style:data-style-name="N1">
      <style:table-cell-properties fo:border-bottom="none" fo:background-color="#dddddd" fo:border-left="none" fo:border-right="0.088cm solid #000000" fo:border-top="0.018cm solid #000000"/>
    </style:style>
    <style:style style:name="ce53" style:family="table-cell" style:parent-style-name="Default" style:data-style-name="N1">
      <style:table-cell-properties fo:border-bottom="0.018cm solid #000000" fo:background-color="#ffffff" fo:border-left="none" fo:border-right="0.088cm solid #000000" fo:border-top="none"/>
    </style:style>
    <style:style style:name="ce54" style:family="table-cell" style:parent-style-name="Default" style:data-style-name="N101">
      <style:table-cell-properties fo:border-bottom="none" fo:background-color="#ffffff" fo:border-left="none" fo:border-right="0.088cm solid #000000" fo:border-top="none"/>
    </style:style>
    <style:style style:name="ce55" style:family="table-cell" style:parent-style-name="Default" style:data-style-name="N10">
      <style:table-cell-properties fo:border-bottom="0.088cm solid #000000" fo:border-left="none" fo:border-right="0.088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style:text-position="super 58%"/>
    </style:style>
  </office:automatic-styles>
  <office:body>
    <office:spreadsheet>
      <table:calculation-settings>
        <table:iteration table:status="enable"/>
      </table:calculation-settings>
      <table:table table:name="Падение тела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2" table:number-rows-spanned="1">
            <text:p>Расчет</text:p>
          </table:table-cell>
          <table:covered-table-cell table:style-name="ce8"/>
          <table:table-cell table:number-columns-repeated="4"/>
          <table:table-cell table:style-name="ce14" table:number-columns-spanned="3" table:number-rows-spanned="3">
            <draw:frame table:end-cell-address="'Падение тела'.G2" table:end-x="0.2cm" table:end-y="0.032cm" draw:z-index="0" draw:style-name="gr1" draw:text-style-name="P1" svg:width="0.2cm" svg:height="0.483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Падение тела'.I3" table:end-x="1.602cm" table:end-y="0.014cm" draw:z-index="1" draw:style-name="gr1" draw:text-style-name="P1" svg:width="5.966cm" svg:height="1.15cm" svg:x="0.152cm" svg:y="0.039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covered-table-cell table:number-columns-repeated="2"/>
          <table:table-cell/>
        </table:table-row>
        <table:table-row table:style-name="ro2">
          <table:table-cell table:style-name="ce2" office:value-type="string" table:number-columns-spanned="2" table:number-rows-spanned="1">
            <text:p>скорости падения тела</text:p>
          </table:table-cell>
          <table:covered-table-cell table:style-name="ce8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style-name="ce3" office:value-type="string" table:number-columns-spanned="2" table:number-rows-spanned="1">
            <text:p>Выполнил студент Мустафаева П.М.</text:p>
          </table:table-cell>
          <table:covered-table-cell table:style-name="ce8"/>
          <table:table-cell table:number-columns-repeated="4"/>
          <table:covered-table-cell table:number-columns-repeated="3"/>
          <table:table-cell/>
        </table:table-row>
        <table:table-row table:style-name="ro1">
          <table:table-cell table:style-name="ce4" office:value-type="string" table:number-columns-spanned="2" table:number-rows-spanned="1">
            <text:p>Исходные данные</text:p>
          </table:table-cell>
          <table:covered-table-cell table:style-name="ce9"/>
          <table:table-cell table:number-columns-repeated="8"/>
        </table:table-row>
        <table:table-row table:style-name="ro3">
          <table:table-cell table:style-name="ce5" office:value-type="string">
            <text:p>Ускорение g свободного падения, м/с<text:span text:style-name="T1">2</text:span></text:p>
          </table:table-cell>
          <table:table-cell table:style-name="ce10" office:value-type="float" office:value="9.8">
            <text:p>9,8</text:p>
          </table:table-cell>
          <table:table-cell table:number-columns-repeated="8"/>
        </table:table-row>
        <table:table-row table:style-name="ro4">
          <table:table-cell table:style-name="ce5" office:value-type="string">
            <text:p>Коэффициент k сопротивления среды, с<text:span text:style-name="T2">2</text:span>/м<text:span text:style-name="T2">2</text:span></text:p>
          </table:table-cell>
          <table:table-cell table:style-name="ce11" office:value-type="float" office:value="0.020382776923069">
            <text:p>0,0203827769</text:p>
          </table:table-cell>
          <table:table-cell/>
          <table:table-cell>
            <draw:frame table:end-cell-address="'Падение тела'.I33" table:end-x="2.809cm" table:end-y="0.406cm" draw:z-index="2" draw:style-name="gr2" draw:text-style-name="P1" svg:width="14.099cm" svg:height="10.005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Момент t времени, с</text:p>
          </table:table-cell>
          <table:table-cell table:style-name="ce11" office:value-type="float" office:value="1">
            <text:p>1</text:p>
          </table:table-cell>
          <table:table-cell table:number-columns-repeated="8"/>
        </table:table-row>
        <table:table-row table:style-name="ro1" table:visibility="collapse">
          <table:table-cell table:number-columns-repeated="10"/>
        </table:table-row>
        <table:table-row table:style-name="ro1" table:visibility="collapse">
          <table:table-cell office:value-type="string">
            <text:p>Промежуточные формулы:</text:p>
          </table:table-cell>
          <table:table-cell table:number-columns-repeated="9"/>
        </table:table-row>
        <table:table-row table:style-name="ro1" table:visibility="collapse">
          <table:table-cell office:value-type="string">
            <text:p>Корень из коэффициента сопротивления</text:p>
          </table:table-cell>
          <table:table-cell table:formula="of:=SQRT([.$B$6])" office:value-type="float" office:value="0.142768263010618">
            <text:p>0,142768263</text:p>
          </table:table-cell>
          <table:table-cell table:number-columns-repeated="8"/>
        </table:table-row>
        <table:table-row table:style-name="ro1" table:visibility="collapse">
          <table:table-cell office:value-type="string">
            <text:p>Показатель экспоненты</text:p>
          </table:table-cell>
          <table:table-cell table:formula="of:=[.B10]*[.$B$5]*[.B7]" office:value-type="float" office:value="1.39912897750406">
            <text:p>1,3991289775</text:p>
          </table:table-cell>
          <table:table-cell table:number-columns-repeated="8"/>
        </table:table-row>
        <table:table-row table:style-name="ro1" table:visibility="collapse">
          <table:table-cell office:value-type="string">
            <text:p>Возрастающая экспонента</text:p>
          </table:table-cell>
          <table:table-cell table:formula="of:=EXP([.B11])" office:value-type="float" office:value="4.05166933430141">
            <text:p>4,0516693343</text:p>
          </table:table-cell>
          <table:table-cell table:number-columns-repeated="8"/>
        </table:table-row>
        <table:table-row table:style-name="ro1" table:visibility="collapse">
          <table:table-cell office:value-type="string">
            <text:p>Убывающая экспонента</text:p>
          </table:table-cell>
          <table:table-cell table:formula="of:=EXP(-[.B11])" office:value-type="float" office:value="0.246811849015912">
            <text:p>0,246811849</text:p>
          </table:table-cell>
          <table:table-cell table:number-columns-repeated="8"/>
        </table:table-row>
        <table:table-row table:style-name="ro1" table:visibility="collapse">
          <table:table-cell table:number-columns-repeated="10"/>
        </table:table-row>
        <table:table-row table:style-name="ro5">
          <table:table-cell table:style-name="ce7" office:value-type="string">
            <text:p>Искомая скорость V, м/с</text:p>
          </table:table-cell>
          <table:table-cell table:style-name="ce13" table:formula="of:=([.B12]-[.B13])/([.B12]+[.B13])/[.B10]" office:value-type="float" office:value="6.19999999039257">
            <text:p>6,20</text:p>
          </table:table-cell>
          <table:table-cell table:number-columns-repeated="8"/>
        </table:table-row>
      </table:table>
      <table:table table:name="План" table:style-name="ta1" table:print="false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style-name="ce15" office:value-type="string" table:number-columns-spanned="7" table:number-rows-spanned="1">
            <text:p>ПЛАН</text:p>
          </table:table-cell>
          <table:covered-table-cell table:number-columns-repeated="6"/>
        </table:table-row>
        <table:table-row table:style-name="ro1">
          <table:table-cell table:style-name="ce16" office:value-type="string" table:number-columns-spanned="7" table:number-rows-spanned="1">
            <text:p>финансовых потоков в 200.. году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7" office:value-type="string" table:number-columns-spanned="2" table:number-rows-spanned="1">
            <text:p>Квартал</text:p>
          </table:table-cell>
          <table:covered-table-cell table:style-name="ce25"/>
          <table:table-cell table:style-name="ce33" office:value-type="string">
            <text:p>I</text:p>
          </table:table-cell>
          <table:table-cell table:style-name="ce33" office:value-type="string">
            <text:p>II</text:p>
          </table:table-cell>
          <table:table-cell table:style-name="ce33" office:value-type="string">
            <text:p>III</text:p>
          </table:table-cell>
          <table:table-cell table:style-name="ce33" office:value-type="string">
            <text:p>IV</text:p>
          </table:table-cell>
          <table:table-cell table:style-name="ce49" office:value-type="string">
            <text:p>За год</text:p>
          </table:table-cell>
        </table:table-row>
        <table:table-row table:style-name="ro1">
          <table:table-cell table:style-name="ce18" office:value-type="string" table:number-columns-spanned="2" table:number-rows-spanned="1">
            <text:p>Объем сбыта (шт.)</text:p>
          </table:table-cell>
          <table:covered-table-cell table:style-name="ce26"/>
          <table:table-cell table:style-name="ce34" table:formula="of:=35*(SQRT([.C12]+3000))" office:value-type="float" office:value="3990.61398784698">
            <text:p>3991</text:p>
          </table:table-cell>
          <table:table-cell table:style-name="ce34" table:formula="of:=35*(SQRT([.D12]+3000))" office:value-type="float" office:value="3990.61398784698">
            <text:p>3991</text:p>
          </table:table-cell>
          <table:table-cell table:style-name="ce34" table:formula="of:=35*(SQRT([.E12]+3000))" office:value-type="float" office:value="3990.61398784698">
            <text:p>3991</text:p>
          </table:table-cell>
          <table:table-cell table:style-name="ce43" table:formula="of:=35*(SQRT([.F12]+3000))" office:value-type="float" office:value="3990.61398784698">
            <text:p>3991</text:p>
          </table:table-cell>
          <table:table-cell table:style-name="ce50" table:formula="of:=SUM([.C5:.F5])" office:value-type="float" office:value="15962.4559513879">
            <text:p>15962</text:p>
          </table:table-cell>
        </table:table-row>
        <table:table-row table:style-name="ro1">
          <table:table-cell table:style-name="ce19"/>
          <table:table-cell table:style-name="ce26"/>
          <table:table-cell table:number-columns-repeated="3"/>
          <table:table-cell table:style-name="ce26"/>
          <table:table-cell table:style-name="ce51"/>
        </table:table-row>
        <table:table-row table:style-name="ro1">
          <table:table-cell table:style-name="ce20" office:value-type="string">
            <text:p>Приход:</text:p>
          </table:table-cell>
          <table:table-cell table:style-name="ce27" office:value-type="string">
            <text:p>Начальная сумма</text:p>
          </table:table-cell>
          <table:table-cell table:style-name="ce35" office:value-type="float" office:value="155000">
            <text:p>155000</text:p>
          </table:table-cell>
          <table:table-cell table:style-name="ce42" table:formula="of:=[.C15]" office:value-type="float" office:value="172915.525890623">
            <text:p>172916</text:p>
          </table:table-cell>
          <table:table-cell table:style-name="ce42" table:formula="of:=[.D15]" office:value-type="float" office:value="190831.051781246">
            <text:p>190831</text:p>
          </table:table-cell>
          <table:table-cell table:style-name="ce44" table:formula="of:=[.E15]" office:value-type="float" office:value="207746.577671869">
            <text:p>207747</text:p>
          </table:table-cell>
          <table:table-cell table:style-name="ce52" table:formula="of:=SUM([.C7:.F7])" office:value-type="float" office:value="726493.155343737">
            <text:p>726493</text:p>
          </table:table-cell>
        </table:table-row>
        <table:table-row table:style-name="ro1">
          <table:table-cell table:style-name="ce19"/>
          <table:table-cell table:style-name="ce26" office:value-type="string">
            <text:p>Реализация</text:p>
          </table:table-cell>
          <table:table-cell table:style-name="ce34" table:formula="of:=[.C5]*[.$C$20]" office:value-type="float" office:value="159624.559513879">
            <text:p>159625</text:p>
          </table:table-cell>
          <table:table-cell table:style-name="ce34" table:formula="of:=[.D5]*[.$C$20]" office:value-type="float" office:value="159624.559513879">
            <text:p>159625</text:p>
          </table:table-cell>
          <table:table-cell table:style-name="ce34" table:formula="of:=[.E5]*[.$C$20]" office:value-type="float" office:value="159624.559513879">
            <text:p>159625</text:p>
          </table:table-cell>
          <table:table-cell table:style-name="ce43" table:formula="of:=[.F5]*[.$C$20]" office:value-type="float" office:value="159624.559513879">
            <text:p>159625</text:p>
          </table:table-cell>
          <table:table-cell table:style-name="ce50" table:formula="of:=SUM([.C8:.F8])" office:value-type="float" office:value="638498.238055517">
            <text:p>638498</text:p>
          </table:table-cell>
        </table:table-row>
        <table:table-row table:style-name="ro1">
          <table:table-cell table:style-name="ce21" office:value-type="string">
            <text:p>Всего:</text:p>
          </table:table-cell>
          <table:table-cell table:style-name="ce28"/>
          <table:table-cell table:style-name="ce36" table:formula="of:=SUM([.C7:.C8])" office:value-type="float" office:value="314624.559513879">
            <text:p>314625</text:p>
          </table:table-cell>
          <table:table-cell table:style-name="ce36" table:formula="of:=SUM([.D7:.D8])" office:value-type="float" office:value="332540.085404502">
            <text:p>332540</text:p>
          </table:table-cell>
          <table:table-cell table:style-name="ce36" table:formula="of:=SUM([.E7:.E8])" office:value-type="float" office:value="350455.611295125">
            <text:p>350456</text:p>
          </table:table-cell>
          <table:table-cell table:style-name="ce45" table:formula="of:=SUM([.F7:.F8])" office:value-type="float" office:value="367371.137185748">
            <text:p>367371</text:p>
          </table:table-cell>
          <table:table-cell table:style-name="ce53" table:formula="of:=SUM([.C9:.F9])" office:value-type="float" office:value="1364991.39339925">
            <text:p>1364991</text:p>
          </table:table-cell>
        </table:table-row>
        <table:table-row table:style-name="ro6">
          <table:table-cell table:style-name="ce22" office:value-type="string">
            <text:p>Расход:</text:p>
          </table:table-cell>
          <table:table-cell table:style-name="ce29" office:value-type="string">
            <text:p>Себестоимость реализованного товара</text:p>
          </table:table-cell>
          <table:table-cell table:style-name="ce34" table:formula="of:=[.C5]*[.$C$21]" office:value-type="float" office:value="99765.3496961746">
            <text:p>99765</text:p>
          </table:table-cell>
          <table:table-cell table:style-name="ce34" table:formula="of:=[.D5]*[.$C$21]" office:value-type="float" office:value="99765.3496961746">
            <text:p>99765</text:p>
          </table:table-cell>
          <table:table-cell table:style-name="ce34" table:formula="of:=[.E5]*[.$C$21]" office:value-type="float" office:value="99765.3496961746">
            <text:p>99765</text:p>
          </table:table-cell>
          <table:table-cell table:style-name="ce43" table:formula="of:=[.F5]*[.$C$21]" office:value-type="float" office:value="99765.3496961746">
            <text:p>99765</text:p>
          </table:table-cell>
          <table:table-cell table:style-name="ce50" table:formula="of:=SUM([.C10:.F10])" office:value-type="float" office:value="399061.398784698">
            <text:p>399061</text:p>
          </table:table-cell>
        </table:table-row>
        <table:table-row table:style-name="ro1">
          <table:table-cell table:style-name="ce19"/>
          <table:table-cell table:style-name="ce26" office:value-type="string">
            <text:p>Затраты на зарплату</text:p>
          </table:table-cell>
          <table:table-cell table:number-columns-repeated="2" table:style-name="ce37" office:value-type="float" office:value="8000">
            <text:p>8000</text:p>
          </table:table-cell>
          <table:table-cell table:style-name="ce37" office:value-type="float" office:value="9000">
            <text:p>9000</text:p>
          </table:table-cell>
          <table:table-cell table:style-name="ce46" office:value-type="float" office:value="9000">
            <text:p>9000</text:p>
          </table:table-cell>
          <table:table-cell table:style-name="ce50" table:formula="of:=SUM([.C11:.F11])" office:value-type="float" office:value="34000">
            <text:p>34000</text:p>
          </table:table-cell>
        </table:table-row>
        <table:table-row table:style-name="ro1">
          <table:table-cell table:style-name="ce19"/>
          <table:table-cell table:style-name="ce26" office:value-type="string">
            <text:p>Затраты на рекламу</text:p>
          </table:table-cell>
          <table:table-cell table:number-columns-repeated="3" table:style-name="ce37" office:value-type="float" office:value="10000">
            <text:p>10000</text:p>
          </table:table-cell>
          <table:table-cell table:style-name="ce46" office:value-type="float" office:value="10000">
            <text:p>10000</text:p>
          </table:table-cell>
          <table:table-cell table:style-name="ce50" table:formula="of:=SUM([.C12:.F12])" office:value-type="float" office:value="40000">
            <text:p>40000</text:p>
          </table:table-cell>
        </table:table-row>
        <table:table-row table:style-name="ro1">
          <table:table-cell table:style-name="ce19"/>
          <table:table-cell table:style-name="ce26" office:value-type="string">
            <text:p>Накладные расходы</text:p>
          </table:table-cell>
          <table:table-cell table:style-name="ce34" table:formula="of:=0.15*[.C8]" office:value-type="float" office:value="23943.6839270819">
            <text:p>23944</text:p>
          </table:table-cell>
          <table:table-cell table:style-name="ce34" table:formula="of:=0.15*[.D8]" office:value-type="float" office:value="23943.6839270819">
            <text:p>23944</text:p>
          </table:table-cell>
          <table:table-cell table:style-name="ce34" table:formula="of:=0.15*[.E8]" office:value-type="float" office:value="23943.6839270819">
            <text:p>23944</text:p>
          </table:table-cell>
          <table:table-cell table:style-name="ce43" table:formula="of:=0.15*[.F8]" office:value-type="float" office:value="23943.6839270819">
            <text:p>23944</text:p>
          </table:table-cell>
          <table:table-cell table:style-name="ce50" table:formula="of:=SUM([.C13:.F13])" office:value-type="float" office:value="95774.7357083276">
            <text:p>95775</text:p>
          </table:table-cell>
        </table:table-row>
        <table:table-row table:style-name="ro1">
          <table:table-cell table:style-name="ce21" office:value-type="string">
            <text:p>Всего:</text:p>
          </table:table-cell>
          <table:table-cell table:style-name="ce28"/>
          <table:table-cell table:style-name="ce36" table:formula="of:=SUM([.C10:.C13])" office:value-type="float" office:value="141709.033623256">
            <text:p>141709</text:p>
          </table:table-cell>
          <table:table-cell table:style-name="ce36" table:formula="of:=SUM([.D10:.D13])" office:value-type="float" office:value="141709.033623256">
            <text:p>141709</text:p>
          </table:table-cell>
          <table:table-cell table:style-name="ce36" table:formula="of:=SUM([.E10:.E13])" office:value-type="float" office:value="142709.033623256">
            <text:p>142709</text:p>
          </table:table-cell>
          <table:table-cell table:style-name="ce45" table:formula="of:=SUM([.F10:.F13])" office:value-type="float" office:value="142709.033623256">
            <text:p>142709</text:p>
          </table:table-cell>
          <table:table-cell table:style-name="ce53" table:formula="of:=SUM([.C14:.F14])" office:value-type="float" office:value="568836.134493026">
            <text:p>568836</text:p>
          </table:table-cell>
        </table:table-row>
        <table:table-row table:style-name="ro1">
          <table:table-cell table:style-name="ce23" office:value-type="string" table:number-columns-spanned="2" table:number-rows-spanned="1">
            <text:p>Остаток</text:p>
          </table:table-cell>
          <table:covered-table-cell table:style-name="ce28"/>
          <table:table-cell table:style-name="ce36" table:formula="of:=[.C9]-[.C14]" office:value-type="float" office:value="172915.525890623">
            <text:p>172916</text:p>
          </table:table-cell>
          <table:table-cell table:style-name="ce36" table:formula="of:=[.D9]-[.D14]" office:value-type="float" office:value="190831.051781246">
            <text:p>190831</text:p>
          </table:table-cell>
          <table:table-cell table:style-name="ce36" table:formula="of:=[.E9]-[.E14]" office:value-type="float" office:value="207746.577671869">
            <text:p>207747</text:p>
          </table:table-cell>
          <table:table-cell table:style-name="ce45" table:formula="of:=[.F9]-[.F14]" office:value-type="float" office:value="224662.103562491">
            <text:p>224662</text:p>
          </table:table-cell>
          <table:table-cell table:style-name="ce53" table:formula="of:=SUM([.C15:.F15])" office:value-type="float" office:value="796155.258906229">
            <text:p>796155</text:p>
          </table:table-cell>
        </table:table-row>
        <table:table-row table:style-name="ro1">
          <table:table-cell table:style-name="ce18" office:value-type="string" table:number-columns-spanned="2" table:number-rows-spanned="1">
            <text:p>Валовый доход</text:p>
          </table:table-cell>
          <table:covered-table-cell table:style-name="ce26"/>
          <table:table-cell table:style-name="ce34" table:formula="of:=[.C8]-[.C10]" office:value-type="float" office:value="59859.2098177048">
            <text:p>59859</text:p>
          </table:table-cell>
          <table:table-cell table:style-name="ce34" table:formula="of:=[.D8]-[.D10]" office:value-type="float" office:value="59859.2098177048">
            <text:p>59859</text:p>
          </table:table-cell>
          <table:table-cell table:style-name="ce34" table:formula="of:=[.E8]-[.E10]" office:value-type="float" office:value="59859.2098177048">
            <text:p>59859</text:p>
          </table:table-cell>
          <table:table-cell table:style-name="ce43" table:formula="of:=[.F8]-[.F10]" office:value-type="float" office:value="59859.2098177048">
            <text:p>59859</text:p>
          </table:table-cell>
          <table:table-cell table:style-name="ce50" table:formula="of:=SUM([.C16:.F16])" office:value-type="float" office:value="239436.839270819">
            <text:p>239437</text:p>
          </table:table-cell>
        </table:table-row>
        <table:table-row table:style-name="ro1">
          <table:table-cell table:style-name="ce18" office:value-type="string" table:number-columns-spanned="2" table:number-rows-spanned="1">
            <text:p>Прибыль</text:p>
          </table:table-cell>
          <table:covered-table-cell table:style-name="ce26"/>
          <table:table-cell table:style-name="ce38" table:formula="of:=[.C15]-[.C7]" office:value-type="currency" office:currency="RUR" office:value="17915.5258906229">
            <text:p>17 916 р.</text:p>
          </table:table-cell>
          <table:table-cell table:style-name="ce38" table:formula="of:=[.D15]-[.D7]" office:value-type="currency" office:currency="RUR" office:value="17915.5258906229">
            <text:p>17 916 р.</text:p>
          </table:table-cell>
          <table:table-cell table:style-name="ce38" table:formula="of:=[.E15]-[.E7]" office:value-type="currency" office:currency="RUR" office:value="16915.5258906229">
            <text:p>16 916 р.</text:p>
          </table:table-cell>
          <table:table-cell table:style-name="ce47" table:formula="of:=[.F15]-[.F7]" office:value-type="currency" office:currency="RUR" office:value="16915.5258906229">
            <text:p>16 916 р.</text:p>
          </table:table-cell>
          <table:table-cell table:style-name="ce54" table:formula="of:=SUM([.C17:.F17])" office:value-type="currency" office:currency="RUR" office:value="69662.1035624915">
            <text:p>69 662 р.</text:p>
          </table:table-cell>
        </table:table-row>
        <table:table-row table:style-name="ro1">
          <table:table-cell table:style-name="ce24" office:value-type="string" table:number-columns-spanned="2" table:number-rows-spanned="1">
            <text:p>Уровень прибыльности</text:p>
          </table:table-cell>
          <table:covered-table-cell table:style-name="ce30"/>
          <table:table-cell table:style-name="ce39" table:formula="of:=[.C17]/[.C8]" office:value-type="percentage" office:value="0.112235397517668">
            <text:p>11%</text:p>
          </table:table-cell>
          <table:table-cell table:style-name="ce39" table:formula="of:=[.D17]/[.D8]" office:value-type="percentage" office:value="0.112235397517668">
            <text:p>11%</text:p>
          </table:table-cell>
          <table:table-cell table:style-name="ce39" table:formula="of:=[.E17]/[.E8]" office:value-type="percentage" office:value="0.10597069737976">
            <text:p>11%</text:p>
          </table:table-cell>
          <table:table-cell table:style-name="ce48" table:formula="of:=[.F17]/[.F8]" office:value-type="percentage" office:value="0.10597069737976">
            <text:p>11%</text:p>
          </table:table-cell>
          <table:table-cell table:style-name="ce55" table:formula="of:=[.G17]/[.G8]" office:value-type="percentage" office:value="0.109103047448714">
            <text:p>11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1" office:value-type="string">
            <text:p>Цена товара:</text:p>
          </table:table-cell>
          <table:table-cell table:style-name="ce40" office:value-type="currency" office:currency="RUR" office:value="40">
            <text:p>40 р.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>
            <text:p>Себестоимость товара:</text:p>
          </table:table-cell>
          <table:table-cell table:style-name="ce41" office:value-type="currency" office:currency="RUR" office:value="25">
            <text:p>25 р.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>
            <draw:frame table:end-cell-address="План.H43" table:end-x="0.265cm" table:end-y="0.304cm" draw:z-index="0" draw:style-name="gr2" draw:text-style-name="P1" svg:width="14.915cm" svg:height="8.149cm" svg:x="2.209cm" svg:y="0.284cm">
              <draw:object draw:notify-on-update-of-ranges="План.A4:План.B4 План.C4:План.F4 План.A16:План.B16 План.C16:План.F16 План.A17:План.B17 План.C17:План.F17 План.B12:План.B12 План.C12:План.F1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>RUR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>RUR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4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5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ffff99"/>
    </style:style>
    <style:style style:name="Безымянный2" style:family="table-cell" style:parent-style-name="Default">
      <style:table-cell-properties fo:background-color="#ffff99"/>
    </style:style>
    <style:style style:name="Безымянный3" style:family="table-cell" style:parent-style-name="Default">
      <style:text-properties fo:font-style="italic" style:text-underline-style="solid" style:text-underline-type="double" style:text-underline-width="auto" style:text-underline-color="font-color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Мустафаева Полина Махировна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ИДБ-22-06</text:p>
        </style:region-left>
        <style:region-center>
          <text:p>Страница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6">26.11.2022</text:date>, <text:time>17:27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ина Мустафаева</meta:initial-creator>
    <meta:creation-date>2022-11-24T18:56:09.25</meta:creation-date>
    <dc:date>2022-11-26T17:27:56.69</dc:date>
    <dc:creator>Полина Мустафаева</dc:creator>
    <meta:editing-duration>PT4H21M31S</meta:editing-duration>
    <meta:editing-cycles>5</meta:editing-cycles>
    <meta:generator>OpenOffice/4.1.13$Win32 OpenOffice.org_project/4113m1$Build-9810</meta:generator>
    <meta:document-statistic meta:table-count="2" meta:cell-count="113" meta:object-count="4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row>
        <mi>V</mi>
        <mo stretchy="false">=</mo>
        <mfrac>
          <mrow>
            <mrow>
              <msup>
                <mi>e</mi>
                <mrow>
                  <mo stretchy="false">(</mo>
                  <mrow>
                    <mo stretchy="false">α</mo>
                    <mi>t</mi>
                  </mrow>
                  <mo stretchy="false">)</mo>
                </mrow>
              </msup>
              <mo stretchy="false">−</mo>
              <msup>
                <mi>e</mi>
                <mrow>
                  <mrow>
                    <mo stretchy="false">−</mo>
                    <mo stretchy="false">α</mo>
                  </mrow>
                  <mi>t</mi>
                </mrow>
              </msup>
            </mrow>
          </mrow>
          <mrow>
            <mrow>
              <msqrt>
                <mrow>
                  <mi>k</mi>
                </mrow>
              </msqrt>
              <mo stretchy="false">⋅</mo>
              <mrow>
                <mo stretchy="false">(</mo>
                <mrow>
                  <mrow>
                    <msup>
                      <mi>e</mi>
                      <mrow>
                        <mo stretchy="false">α</mo>
                        <mi>t</mi>
                      </mrow>
                    </msup>
                    <mo stretchy="false">+</mo>
                    <msup>
                      <mi>e</mi>
                      <mrow>
                        <mrow>
                          <mo stretchy="false">−</mo>
                          <mo stretchy="false">α</mo>
                        </mrow>
                        <mi>t</mi>
                      </mrow>
                    </msup>
                  </mrow>
                </mrow>
                <mo stretchy="false">)</mo>
              </mrow>
            </mrow>
          </mrow>
        </mfrac>
      </mrow>
      <mi>,</mi>
      <mi mathvariant="italic">где</mi>
      <mrow>
        <mo stretchy="false">α</mo>
        <mo stretchy="false">=</mo>
        <mrow>
          <msqrt>
            <mrow>
              <mi>k</mi>
            </mrow>
          </msqrt>
          <mo stretchy="false">∗</mo>
          <mi>g</mi>
        </mrow>
      </mrow>
    </mrow>
    <annotation encoding="StarMath 5.0">V={e^(%ialpha t)-e^{-%ialpha t}} over {sqrt{k} cdot (e^{%ialpha t} +e^{-%ialpha t}) } ,  где %ialpha = sqrt{k} * g 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3.6cm" svg:height="6.1cm" svg:x="0.3cm" svg:y="5.2cm">
          <draw:image xlink:href="Pictures/100002010000035C000001E3673F23F4.png" xlink:type="simple" xlink:show="embed" xlink:actuate="onLoad">
            <text:p/>
          </draw:image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14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4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60000" chart:interval-major="20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4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16cm" svg:height="8.15cm" xlink:href=".." xlink:type="simple" chart:class="chart:bar" chart:row-mapping="0" chart:style-name="ch1">
        <chart:title svg:x="4.054cm" svg:y="0.299cm" chart:style-name="ch2">
          <text:p>Доходы и затраты на рекламу</text:p>
        </chart:title>
        <chart:legend chart:legend-position="end" svg:x="10.986cm" svg:y="3.239cm" style:legend-expansion="high" chart:style-name="ch3"/>
        <chart:plot-area chart:style-name="ch4" table:cell-range-address="План.A4:План.F4 План.A16:План.F17 План.B12:План.F12" chart:data-source-has-labels="both" svg:x="0.748cm" svg:y="1.567cm" svg:width="9.642cm" svg:height="6cm">
          <chartooo:coordinate-region svg:x="1.925cm" svg:y="1.779cm" svg:width="8.465cm" svg:height="5.115cm"/>
          <chart:axis chart:dimension="x" chart:name="primary-x" chart:style-name="ch5" chartooo:axis-type="auto">
            <chartooo:date-scale/>
            <chart:categories table:cell-range-address="План.C4:План.F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План.C16:План.F16" chart:label-cell-address="План.A16:План.B16" chart:class="chart:bar">
            <chart:data-point chart:repeated="4"/>
          </chart:series>
          <chart:series chart:style-name="ch9" chart:values-cell-range-address="План.C17:План.F17" chart:label-cell-address="План.A17:План.B17" chart:class="chart:bar">
            <chart:data-point chart:repeated="4"/>
          </chart:series>
          <chart:series chart:style-name="ch10" chart:values-cell-range-address="План.C12:План.F12" chart:label-cell-address="План.B12:План.B1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План.C4:План.F4</svg:desc>
                </draw:g>
              </table:table-cell>
              <table:table-cell office:value-type="string">
                <text:p>II</text:p>
              </table:table-cell>
              <table:table-cell office:value-type="string">
                <text:p>III</text:p>
              </table:table-cell>
              <table:table-cell office:value-type="string">
                <text:p>IV</text:p>
              </table:table-cell>
            </table:table-row>
          </table:table-header-rows>
          <table:table-rows>
            <table:table-row>
              <table:table-cell office:value-type="string">
                <text:p>Валовый доход</text:p>
                <text:list>
                  <text:list-item>
                    <text:p>Валовый доход</text:p>
                  </text:list-item>
                  <text:list-item>
                    <text:p/>
                  </text:list-item>
                </text:list>
                <draw:g>
                  <svg:desc>План.A16:План.B16</svg:desc>
                </draw:g>
              </table:table-cell>
              <table:table-cell office:value-type="float" office:value="59859.2098177048">
                <text:p>59859.2098177048</text:p>
                <draw:g>
                  <svg:desc>План.C16:План.F16</svg:desc>
                </draw:g>
              </table:table-cell>
              <table:table-cell office:value-type="float" office:value="59859.2098177048">
                <text:p>59859.2098177048</text:p>
              </table:table-cell>
              <table:table-cell office:value-type="float" office:value="59859.2098177048">
                <text:p>59859.2098177048</text:p>
              </table:table-cell>
              <table:table-cell office:value-type="float" office:value="59859.2098177048">
                <text:p>59859.2098177048</text:p>
              </table:table-cell>
            </table:table-row>
            <table:table-row>
              <table:table-cell office:value-type="string">
                <text:p>Прибыль</text:p>
                <text:list>
                  <text:list-item>
                    <text:p>Прибыль</text:p>
                  </text:list-item>
                  <text:list-item>
                    <text:p/>
                  </text:list-item>
                </text:list>
                <draw:g>
                  <svg:desc>План.A17:План.B17</svg:desc>
                </draw:g>
              </table:table-cell>
              <table:table-cell office:value-type="float" office:value="17915.5258906229">
                <text:p>17915.5258906229</text:p>
                <draw:g>
                  <svg:desc>План.C17:План.F17</svg:desc>
                </draw:g>
              </table:table-cell>
              <table:table-cell office:value-type="float" office:value="17915.5258906229">
                <text:p>17915.5258906229</text:p>
              </table:table-cell>
              <table:table-cell office:value-type="float" office:value="16915.5258906229">
                <text:p>16915.5258906229</text:p>
              </table:table-cell>
              <table:table-cell office:value-type="float" office:value="16915.5258906229">
                <text:p>16915.5258906229</text:p>
              </table:table-cell>
            </table:table-row>
            <table:table-row>
              <table:table-cell office:value-type="string">
                <text:p>Затраты на рекламу</text:p>
                <draw:g>
                  <svg:desc>План.B12:План.B12</svg:desc>
                </draw:g>
              </table:table-cell>
              <table:table-cell office:value-type="float" office:value="10000">
                <text:p>10000</text:p>
                <draw:g>
                  <svg:desc>План.C12:План.F1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